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31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73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24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0.587cm" fo:break-before="auto" style:use-optimal-row-height="true"/>
    </style:style>
    <style:style style:name="ro10" style:family="table-row">
      <style:table-row-properties style:row-height="0.914cm" fo:break-before="page" style:use-optimal-row-height="true"/>
    </style:style>
    <style:style style:name="ro11" style:family="table-row">
      <style:table-row-properties style:row-height="0.362cm" fo:break-before="auto" style:use-optimal-row-height="true"/>
    </style:style>
    <style:style style:name="ro12"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0">
            <text:p>240</text:p>
          </table:table-cell>
          <table:table-cell table:style-name="ce16" table:formula="of:=COUNTBLANK([.D2:.G61])" office:value-type="float" office:value="228">
            <text:p>228</text:p>
          </table:table-cell>
          <table:table-cell table:style-name="ce16" table:formula="of:=COUNTA([.D2:.G61])" office:value-type="float" office:value="12">
            <text:p>12</text:p>
          </table:table-cell>
          <table:table-cell table:number-columns-repeated="1013"/>
        </table:table-row>
        <table:table-row table:style-name="ro3">
          <table:table-cell table:style-name="ce2" office:value-type="string">
            <text:p>project-<text:span text:style-name="T1">development</text:span>-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no">
            <text:p>no</text:p>
          </table:table-cell>
          <table:table-cell table:style-name="ce12" table:number-columns-repeated="4"/>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05">
            <text:p>5,00%</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text:p>
          </table:table-cell>
          <table:table-cell table:style-name="ce9" table:formula="of:=IF(COUNTBLANK([.D8:.G8])=4;&quot;no&quot;;IF(COUNTBLANK([.D8:.G8])=3;&quot;start&quot;;IF(COUNTBLANK([.D8:.G8])=2;&quot;50%&quot;;IF(COUNTBLANK([.D8:.G8])=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install-root</text:p>
          </table:table-cell>
          <table:table-cell table:style-name="ce6" office:value-type="string">
            <text:p>Same as run-build-install but will acquire root-privileges</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over</text:p>
          </table:table-cell>
          <table:table-cell table:style-name="ce6" office:value-type="string">
            <text:p>Steps one line of code, then stops</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text:p>
          </table:table-cell>
          <table:table-cell table:style-name="ce6" office:value-type="string">
            <text:p>Executes a line of code, stopping if a function is entered or the line has been finished</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out</text:p>
          </table:table-cell>
          <table:table-cell table:style-name="ce6" office:value-type="string">
            <text:p>Execute all the code in the current function and stops when the function returns</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7">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9">
          <table:table-cell table:style-name="ce2" office:value-type="string">
            <text:p>debug-breakpoint-disabled</text:p>
          </table:table-cell>
          <table:table-cell table:style-name="ce6" office:value-type="string">
            <text:p>icon on the editor sidebar for disabled breakpoints</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9">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9">
          <table:table-cell table:style-name="ce3" office:value-type="string">
            <text:p>debug-breakpoint-state-clean</text:p>
          </table:table-cell>
          <table:table-cell table:style-name="ce6" office:value-type="string">
            <text:p>Icon in state column in breakpoints table: breakpoint is active</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class</text:p>
          </table:table-cell>
          <table:table-cell table:style-name="ce6" office:value-type="string">
            <text:p>data types combine multiple variables and functions, something that combines multiple function and variable icons</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truct</text:p>
          </table:table-cell>
          <table:table-cell table:style-name="ce6" office:value-type="string">
            <text:p>data type that combines multiple variables, like class but only with variable icons no functions</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typedef</text:p>
          </table:table-cell>
          <table:table-cell table:style-name="ce6" office:value-type="string">
            <text:p>aliases for other datatypes, simple rounded rectangle</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number-rows-repeated="65474">
          <table:table-cell table:number-columns-repeated="1024"/>
        </table:table-row>
        <table:table-row table:style-name="ro11">
          <table:table-cell table:number-columns-repeated="102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0">10-06-2009</text:date>, <text:time>00:5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0T00:51:50</dc:date>
    <meta:editing-duration>PT03H51M06S</meta:editing-duration>
    <meta:editing-cycles>30</meta:editing-cycles>
    <dc:creator>nuno pinheiro</dc:creator>
    <meta:document-statistic meta:table-count="3" meta:cell-count="269" meta:object-count="0"/>
    <meta:user-defined meta:name="Info 1"/>
    <meta:user-defined meta:name="Info 2"/>
    <meta:user-defined meta:name="Info 3"/>
    <meta:user-defined meta:name="Info 4"/>
  </office:meta>
</office:document-meta>
</file>